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m Prevention</text:p>
      <text:p text:style-name="P2">Every question/answer/report on SeaMoo may be subjected to spamming</text:p>
      <text:p text:style-name="P2">There is a mechanism to prevent it.</text:p>
      <text:p text:style-name="P2">There a score called Spamming Score for answer/question and Spammer Score for ones who contributed them.</text:p>
      <text:p text:style-name="P2"/>
      <text:p text:style-name="P2">An answer/question will be deleted if it receive upto 5 votes calling it a (spam/duplicate/off-topic).</text:p>
      <text:p text:style-name="P2">In case of receive 5 votes of spam, the question will be instantly deleted (set as marked for delete) and the ones who contributed such will increase his spammer score.</text:p>
      <text:p text:style-name="P2">Every time a spammer acquire spammer score of 5, he will be banned and the his potential banning time will be duplicated.</text:p>
      <text:p text:style-name="P3">(Seamoo doesn't provide a registration service, rather it relays on reliable open Id service to prevent fake account).</text:p>
      <text:p text:style-name="P2"/>
      <text:p text:style-name="P2">A question can be flagged as spam/off-topic/not precise/duplicate</text:p>
      <text:p text:style-name="P2">An answer can only be flagged as spam.</text:p>
      <text:p text:style-name="P2">A report can be flagged as spam/not precise/un-appropriate</text:p>
      <text:p text:style-name="Standard"/>
      <text:p text:style-name="Standard">A content is subjective to spamming if:</text:p>
      <text:p text:style-name="Standard"><text:tab/>It's offensive/abusive to other user.</text:p>
      <text:p text:style-name="Standard"><text:tab/>This banning rules will be keep in secret to avoid people to abuse this knowledge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Kind of spam</text:p>
          </table:table-cell>
          <table:table-cell table:style-name="Table1.A1" office:value-type="string">
            <text:p text:style-name="Table_20_Contents">Spammer score</text:p>
          </table:table-cell>
          <table:table-cell table:style-name="Table1.C1" office:value-type="string">
            <text:p text:style-name="Table_20_Contents">Reputation score</text:p>
          </table:table-cell>
        </table:table-row>
        <table:table-row>
          <table:table-cell table:style-name="Table1.A2" office:value-type="string">
            <text:p text:style-name="Table_20_Contents">Question</text:p>
          </table:table-cell>
          <table:table-cell table:style-name="Table1.B2" office:value-type="float" office:value="10">
            <text:p text:style-name="Table_20_Contents">10</text:p>
          </table:table-cell>
          <table:table-cell table:style-name="Table1.C2" office:value-type="float" office:value="-10">
            <text:p text:style-name="Table_20_Contents">-10</text:p>
          </table:table-cell>
        </table:table-row>
        <table:table-row>
          <table:table-cell table:style-name="Table1.A2" office:value-type="string">
            <text:p text:style-name="Table_20_Contents">Comment</text:p>
          </table:table-cell>
          <table:table-cell table:style-name="Table1.B2" office:value-type="float" office:value="5">
            <text:p text:style-name="Table_20_Contents">5</text:p>
          </table:table-cell>
          <table:table-cell table:style-name="Table1.C2" office:value-type="float" office:value="-5">
            <text:p text:style-name="Table_20_Contents">-5</text:p>
          </table:table-cell>
        </table:table-row>
        <table:table-row>
          <table:table-cell table:style-name="Table1.A2" office:value-type="string">
            <text:p text:style-name="Table_20_Contents">Answer</text:p>
          </table:table-cell>
          <table:table-cell table:style-name="Table1.B2" office:value-type="float" office:value="2">
            <text:p text:style-name="Table_20_Contents">2</text:p>
          </table:table-cell>
          <table:table-cell table:style-name="Table1.C2" office:value-type="float" office:value="-2">
            <text:p text:style-name="Table_20_Contents">-2</text:p>
          </table:table-cell>
        </table:table-row>
        <table:table-row>
          <table:table-cell table:style-name="Table1.A2" office:value-type="string">
            <text:p text:style-name="Table_20_Contents">Error-report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C2" office:value-type="float" office:value="-1">
            <text:p text:style-name="Table_20_Contents">-1</text:p>
          </table:table-cell>
        </table:table-row>
      </table:table>
      <text:p text:style-name="Standard"/>
      <text:p text:style-name="Standard">Spammer Punishment:</text:p>
      <text:p text:style-name="Standard">All of spammer's answer will be deleted immediately.</text:p>
      <text:p text:style-name="Standard">All of spammer's comments will be deleted immediately</text:p>
      <text:p text:style-name="Standard">All of spammer's questions will be deleted immediately</text:p>
      <text:p text:style-name="Standard"/>
      <text:p text:style-name="Standard">A spammer who reaches 50x (50, 100, 150, 200) spammer score will receive Spammer Punishment and his account is immediately banned.</text:p>
      <text:p text:style-name="Standard">The first time, he will be banned within 24 hours. The second time: 48 hours, etc.</text:p>
      <text:p text:style-name="Standard"/>
      <text:p text:style-name="Standard">If his reputation score drop to 0, he will be banned forever since a minimum score of 1 will be required to be able to participate in the amateur league.</text:p>
      <text:p text:style-name="Standard"/>
      <text:p text:style-name="Standard">An answer needs 3 flags before it is considered a spam</text:p>
      <text:p text:style-name="Standard">A comment needs 4 flags before it is considered a spam</text:p>
      <text:p text:style-name="Standard">A question needs 5 similar flags before it is considered a spam</text:p>
      <text:p text:style-name="Standard"/>
      <text:p text:style-name="Standard"><text:soft-page-break/>All spams are deleted immediately without ability to be recovered back.</text:p>
      <text:p text:style-name="Standard"/>
      <text:p text:style-name="Standard">Under certain situation, some member may be subjected to spamming reporting, especially member with high contribution to the site. So, spam score is something decayable. The half-life period for decay process is 6 month (or 26 weeks). So, using formula s=s0*2^-t/h, running weekly to re-adjust spammer sc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20:55:59</meta:creation-date>
    <meta:editing-duration>PT48H42M35S</meta:editing-duration>
    <meta:editing-cycles>17</meta:editing-cycles>
    <meta:generator>OpenOffice.org/3.1$Unix OpenOffice.org_project/310m19$Build-9420</meta:generator>
    <meta:initial-creator>Phuong Nguyen</meta:initial-creator>
    <dc:date>2010-02-08T11:43:57</dc:date>
    <dc:creator>Phuong Nguyen</dc:creator>
    <meta:document-statistic meta:table-count="1" meta:image-count="0" meta:object-count="0" meta:page-count="2" meta:paragraph-count="41" meta:word-count="374" meta:character-count="2232"/>
  </office:meta>
</office:document-meta>
</file>